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6/content.xml" manifest:media-type="text/xml"/>
  <manifest:file-entry manifest:full-path="Object 8/content.xml" manifest:media-type="text/xml"/>
  <manifest:file-entry manifest:full-path="Object 5/content.xml" manifest:media-type="text/xml"/>
  <manifest:file-entry manifest:full-path="Object 7/content.xml" manifest:media-type="text/xml"/>
  <manifest:file-entry manifest:full-path="Object 4/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ard" style:master-page-name="MP0" style:family="paragraph">
      <style:paragraph-properties fo:break-before="page"/>
    </style:style>
    <style:style style:name="P2" style:parent-style-name="Kop1" style:family="paragraph">
      <style:paragraph-properties fo:break-before="page"/>
    </style:style>
    <style:style style:name="TableColumn4" style:family="table-column">
      <style:table-column-properties style:column-width="3.3465in" style:use-optimal-column-width="false"/>
    </style:style>
    <style:style style:name="TableColumn5" style:family="table-column">
      <style:table-column-properties style:column-width="3.3465in" style:use-optimal-column-width="false"/>
    </style:style>
    <style:style style:name="Table3" style:family="table">
      <style:table-properties style:width="6.693in" fo:margin-left="-0.009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 style:parent-style-name="Standaardalinea-lettertype" style:family="text">
      <style:text-properties style:text-position="sub 66.6%"/>
    </style:style>
    <style:style style:name="T19" style:parent-style-name="Standaardalinea-lettertype" style:family="text">
      <style:text-properties style:text-position="sub 66.6%"/>
    </style:style>
    <style:style style:name="P20" style:parent-style-name="Kop2" style:family="paragraph">
      <style:paragraph-properties fo:break-before="page"/>
    </style:style>
    <style:style style:name="P21" style:parent-style-name="Standaard" style:family="paragraph">
      <style:paragraph-properties fo:break-before="page"/>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soft-page-break/>
      <text:h text:style-name="P2" text:outline-level="1">1.1</text:h>
      <text:h text:style-name="Kop2" text:outline-level="2">A</text:h>
      <text:p text:style-name="Textbody">Wij hebben zowel voor de x als y assen een logaritmische schaal gekozen. Door deze schaal kan je goed zien wat er met de absolute fout (dat een erg klein getal is) gebeurt<text:s/>wanneer we meer meer deelintervallen (dit is een groot nummer) gebeurt. De logaritmische schaal is de enige schaal die zorgt dat we erg kleine en erg grote getallen in de plot krijgen.</text:p>
      <text:h text:style-name="Kop2" text:outline-level="2">B</text:h>
      <text:p text:style-name="Textbody">In de onderstaande tabel bevindt zich de waarde van k voor beide algoritmes.</text:p>
      <table:table table:style-name="Table3">
        <table:table-columns>
          <table:table-column table:style-name="TableColumn4"/>
          <table:table-column table:style-name="TableColumn5"/>
        </table:table-columns>
        <table:table-row table:style-name="TableRow6">
          <table:table-cell table:style-name="TableCell7">
            <text:p text:style-name="TableContents">Algoritme</text:p>
          </table:table-cell>
          <table:table-cell table:style-name="TableCell8">
            <text:p text:style-name="TableContents">k</text:p>
          </table:table-cell>
        </table:table-row>
        <table:table-row table:style-name="TableRow9">
          <table:table-cell table:style-name="TableCell10">
            <text:p text:style-name="TableContents">Trapezium regels</text:p>
          </table:table-cell>
          <table:table-cell table:style-name="TableCell11">
            <text:p text:style-name="TableContents">k=2</text:p>
          </table:table-cell>
        </table:table-row>
        <table:table-row table:style-name="TableRow12">
          <table:table-cell table:style-name="TableCell13">
            <text:p text:style-name="TableContents">Regel van Simpson als we een even aantal deelintervallen gebruiken</text:p>
          </table:table-cell>
          <table:table-cell table:style-name="TableCell14">
            <text:p text:style-name="TableContents">k=4</text:p>
          </table:table-cell>
        </table:table-row>
        <table:table-row table:style-name="TableRow15">
          <table:table-cell table:style-name="TableCell16">
            <text:p text:style-name="TableContents">Regel van Simpson als we een oneven aantal deelintervallen gebruiken</text:p>
          </table:table-cell>
          <table:table-cell table:style-name="TableCell17">
            <text:p text:style-name="TableContents">k=1</text:p>
          </table:table-cell>
        </table:table-row>
      </table:table>
      <text:p text:style-name="Textbody"/>
      <text:p text:style-name="Textbody">Wanneer we de formule voor de gemiddelde integratiefout van de<text:s/>trapeziumregel bekijken is deze<text:s/><draw:frame draw:style-name="a0" text:anchor-type="as-char" svg:x="0in" svg:y="0in" svg:width="1.17708in" svg:height="0.19792in" style:rel-width="scale" style:rel-height="scale"><draw:object xlink:href="Object 1/" xlink:type="simple" xlink:show="embed" xlink:actuate="onLoad"/></draw:frame>. We weten ook dat de formule voor h<text:s/><draw:frame draw:style-name="a1" text:anchor-type="as-char" svg:x="0in" svg:y="0in" svg:width="1.03125in" svg:height="0.19792in" style:rel-width="scale" style:rel-height="scale"><draw:object xlink:href="Object 2/" xlink:type="simple" xlink:show="embed" xlink:actuate="onLoad"/></draw:frame>is. Wanneer we deze 2 formules combineren bekomen we de formule<text:s/><draw:frame draw:style-name="a2" text:anchor-type="as-char" svg:x="0in" svg:y="0in" svg:width="1.25in" svg:height="0.19792in" style:rel-width="scale" style:rel-height="scale"><draw:object xlink:href="Object 3/" xlink:type="simple" xlink:show="embed" xlink:actuate="onLoad"/></draw:frame>voor de gemiddelde integratiefout. Dit gedraagt zich als<text:s/><draw:frame draw:style-name="a3" text:anchor-type="as-char" svg:x="0in" svg:y="0in" svg:width="0.42708in" svg:height="0.19792in" style:rel-width="scale" style:rel-height="scale"><draw:object xlink:href="Object 4/" xlink:type="simple" xlink:show="embed" xlink:actuate="onLoad"/></draw:frame>.<text:line-break/>als we uit de formule van de regel van Simpson de integratiefout<text:s/>berekenen zien we dat de formule voor de maximale integratiefout<text:s/><draw:frame draw:style-name="a4" text:anchor-type="as-char" svg:x="0in" svg:y="0in" svg:width="1.13542in" svg:height="0.19792in" style:rel-width="scale" style:rel-height="scale"><draw:object xlink:href="Object 5/" xlink:type="simple" xlink:show="embed" xlink:actuate="onLoad"/></draw:frame>is. We weten ook de formule voor h<text:s/><draw:frame draw:style-name="a5" text:anchor-type="as-char" svg:x="0in" svg:y="0in" svg:width="1.03125in" svg:height="0.19792in" style:rel-width="scale" style:rel-height="scale"><draw:object xlink:href="Object 6/" xlink:type="simple" xlink:show="embed" xlink:actuate="onLoad"/></draw:frame>is. Als de deze 2 formules combineren bekomen we de formule<text:s/><draw:frame draw:style-name="a6" text:anchor-type="as-char" svg:x="0in" svg:y="0in" svg:width="0.97917in" svg:height="0.19792in" style:rel-width="scale" style:rel-height="scale"><draw:object xlink:href="Object 7/" xlink:type="simple" xlink:show="embed" xlink:actuate="onLoad"/></draw:frame>voor de maximale integratiefout. Dit gedraagt zich als<text:s/><draw:frame draw:style-name="a7" text:anchor-type="as-char" svg:x="0in" svg:y="0in" svg:width="0.42708in" svg:height="0.19792in" style:rel-width="scale" style:rel-height="scale"><draw:object xlink:href="Object 8/" xlink:type="simple" xlink:show="embed" xlink:actuate="onLoad"/></draw:frame>.</text:p>
      <text:h text:style-name="Kop1" text:outline-level="1">1.2</text:h>
      <text:h text:style-name="Kop2" text:outline-level="2">A</text:h>
      <text:p text:style-name="Textbody">Beide adaptieve routines werken<text:s/>met de gegeven functies</text:p>
      <text:h text:style-name="Kop2" text:outline-level="2">b</text:h>
      <text:p text:style-name="Textbody">Wanneer we de functie bekijken zien we dat deze functie 5 nulpunten heeft. Deze liggen allemaal op dezelfde afstand van hun buren. Doordat de nulpunten samenvallen met de punten die we gebruiken voor te integreren geven beide algoritmes nul terug. Dit komt omdat in alle punten die we gebruiken tijdens de eerste iteratie de functiewaarde 0 is. Hierdoor zijn zowel I<text:span text:style-name="T18">1<text:s/></text:span>als I<text:span text:style-name="T19">2<text:s/></text:span><text:s/>nul. Dit is natuurlijk kleiner dan e waardoor het algoritme stopt met uitkomst nul.</text:p>
      <text:p text:style-name="Textbody">Quad gaat dit probleem vermijden door de deelintervallen niet even groot te nemen. De quad methode zal deelintervallen van verschillende grootte nemen. Hierdoor zullen niet alle punten die geëvalueerd worden samenvallen met de nulpunten. Hierdoor is het probleem opgelost.</text:p>
      <text:soft-page-break/>
      <text:h text:style-name="P20" text:outline-level="2">c</text:h>
      <text:p text:style-name="Textbody">Deze<text:s/>functie heeft voor de ondergrens van de integraal de waarde oneindig. Doordat beide algoritmes de functiewaarde in dit punt nodig hebben om hun berekeningen te doen zullen deze algoritmes niet werken.</text:p>
      <text:p text:style-name="Textbody">De quad methode gaat dit oplossen door eerst te kijken<text:s/>of dat een van de eindpunten oneindig is. Wanneer dit het geval is bij de ondergrens wordt deze opgeschoven naar het dichtstbijzijnde grotere getal dat met dubbele precisie kan beschreven worden.<text:line-break/>Wanneer dit het geval is bij de bovengrens wordt deze opgeschoven naar het dichtstbijzijnde kleinere getal dat met dubbele precisie kan beschreven worden.</text:p>
      <text:h text:style-name="Kop1" text:outline-level="1">D</text:h>
      <text:p text:style-name="Textbody">Nog te doen</text:p>
      <text:h text:style-name="Kop2" text:outline-level="2">e</text:h>
      <text:p text:style-name="Textbody">Nog te doen</text:p>
      <text:h text:style-name="Kop2" text:outline-level="2">f</text:h>
      <text:p text:style-name="Textbody">Nog te doen.</text:p>
      <text:p text:style-name="Textbody"/>
      <text:p text:style-name="P21"/>
      <text:h text:style-name="Kop1" text:outline-level="1">2.2</text:h>
      <text:p text:style-name="Textbody">D<text:s/>- E</text:p>
      <text:p text:style-name="Textbody">Tot n = 4 stijgt<text:s/>de fout snel wegens de benaderingfouten. De benadering is in zeer ruw. De benaderingsfouten zouden moeten beginnen afvlakken maar al heel snel nemen de afrondingsfouten het over. De slechte conditie van de A matrix zordt hiervoor. De y-as is logaritmisch gekozon om de explozieve groei in de buurt van 20 in kaart te brengen. Hoewel de fout sterk schommelt is een stijgende trend zichtbaar. Dit betekent dat deze fout exponentieel groeit voor de graad gaande naar 20.</text:p>
      <text:p text:style-name="Textbody"/>
      <text:p text:style-name="Textbody">F</text:p>
      <text:p text:style-name="Textbody">We schatten de convergentiesnelheid op 0.8^(-n).</text:p>
      <text:p text:style-name="Textbody"/>
      <text:p text:style-name="Textbody">H</text:p>
      <text:p text:style-name="Textbody"/>
      <text:p text:style-name="Textbody"/>
      <text:p text:style-name="Textbody"/>
      <text:p text:style-name="Textbody"/>
      <text:p text:style-name="Textbody"/>
      <text:p text:style-name="Textbody"/>
      <text:h text:style-name="Kop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Standaard" style:next-style-name="Standaard"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Kop3Char" style:display-name="Kop 3 Char" style:family="text" style:parent-style-name="Standaardalinea-lettertype">
      <style:text-properties style:font-name="Calibri Light" style:font-name-asian="Times New Roman" fo:color="#1F4D78"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t</meta:initial-creator>
    <dc:creator>Michiel Ariens</dc:creator>
    <meta:creation-date>2014-04-29T17:48:00Z</meta:creation-date>
    <dc:date>2014-05-01T11:06:00Z</dc:date>
    <meta:template xlink:href="Normal.dotm" xlink:type="simple"/>
    <meta:editing-cycles>10</meta:editing-cycles>
    <meta:editing-duration>PT16380S</meta:editing-duration>
    <meta:document-statistic meta:page-count="4" meta:paragraph-count="6" meta:word-count="492" meta:character-count="3293" meta:row-count="23" meta:non-whitespace-character-count="2807"/>
  </office:meta>
</office:document-meta>
</file>

<file path=Object 1/content.xml><?xml version="1.0" encoding="utf-8"?>
<mml:math xmlns:mml="http://www.w3.org/1998/Math/MathML" xmlns:m="http://schemas.openxmlformats.org/officeDocument/2006/math">
  <mml:mrow>
    <mml:mrow>
      <mml:mo>-</mml:mo>
      <mml:mo>(</mml:mo>
      <mml:mi>b</mml:mi>
      <mml:mo>-</mml:mo>
      <mml:msup>
        <mml:mrow>
          <mml:mi>a</mml:mi>
        </mml:mrow>
        <mml:mrow>
          <mml:mn>3</mml:mn>
        </mml:mrow>
      </mml:msup>
      <mml:mo>)</mml:mo>
    </mml:mrow>
    <mml:mo>/</mml:mo>
    <mml:mrow>
      <mml:msup>
        <mml:mrow>
          <mml:mn>12</mml:mn>
          <mml:mi mathvariant="normal">n</mml:mi>
        </mml:mrow>
        <mml:mrow>
          <mml:mn>2</mml:mn>
        </mml:mrow>
      </mml:msup>
    </mml:mrow>
  </mml:mrow>
</mml:math>
</file>

<file path=Object 2/content.xml><?xml version="1.0" encoding="utf-8"?>
<mml:math xmlns:mml="http://www.w3.org/1998/Math/MathML" xmlns:m="http://schemas.openxmlformats.org/officeDocument/2006/math">
  <mml:mi>h</mml:mi>
  <mml:mo>=</mml:mo>
  <mml:mrow>
    <mml:mrow>
      <mml:mo>(</mml:mo>
      <mml:mi>b</mml:mi>
      <mml:mo>-</mml:mo>
      <mml:mi>a</mml:mi>
      <mml:mo>)</mml:mo>
    </mml:mrow>
    <mml:mo>/</mml:mo>
    <mml:mrow>
      <mml:mi>n</mml:mi>
    </mml:mrow>
  </mml:mrow>
</mml:math>
</file>

<file path=Object 3/content.xml><?xml version="1.0" encoding="utf-8"?>
<mml:math xmlns:mml="http://www.w3.org/1998/Math/MathML" xmlns:m="http://schemas.openxmlformats.org/officeDocument/2006/math">
  <mml:mrow>
    <mml:mrow>
      <mml:mo>-</mml:mo>
      <mml:msup>
        <mml:mrow>
          <mml:mi>h</mml:mi>
        </mml:mrow>
        <mml:mrow>
          <mml:mn>2</mml:mn>
        </mml:mrow>
      </mml:msup>
      <mml:mi>*</mml:mi>
      <mml:mo>(</mml:mo>
      <mml:mi>b</mml:mi>
      <mml:mo>-</mml:mo>
      <mml:mi>a</mml:mi>
      <mml:mo>)</mml:mo>
    </mml:mrow>
    <mml:mo>/</mml:mo>
    <mml:mrow>
      <mml:mn>12</mml:mn>
    </mml:mrow>
  </mml:mrow>
</mml:math>
</file>

<file path=Object 4/content.xml><?xml version="1.0" encoding="utf-8"?>
<mml:math xmlns:mml="http://www.w3.org/1998/Math/MathML" xmlns:m="http://schemas.openxmlformats.org/officeDocument/2006/math">
  <mml:mi>O</mml:mi>
  <mml:mo>(</mml:mo>
  <mml:msup>
    <mml:mrow>
      <mml:mi>h</mml:mi>
    </mml:mrow>
    <mml:mrow>
      <mml:mn>2</mml:mn>
    </mml:mrow>
  </mml:msup>
  <mml:mo>)</mml:mo>
</mml:math>
</file>

<file path=Object 5/content.xml><?xml version="1.0" encoding="utf-8"?>
<mml:math xmlns:mml="http://www.w3.org/1998/Math/MathML" xmlns:m="http://schemas.openxmlformats.org/officeDocument/2006/math">
  <mml:mrow>
    <mml:mrow>
      <mml:mo>-</mml:mo>
      <mml:mo>(</mml:mo>
      <mml:msup>
        <mml:mrow>
          <mml:mo>(</mml:mo>
          <mml:mi>b</mml:mi>
          <mml:mo>-</mml:mo>
          <mml:mi>a</mml:mi>
          <mml:mo>)</mml:mo>
        </mml:mrow>
        <mml:mrow>
          <mml:mn>5</mml:mn>
        </mml:mrow>
      </mml:msup>
      <mml:mo>)</mml:mo>
    </mml:mrow>
    <mml:mo>/</mml:mo>
    <mml:mrow>
      <mml:msup>
        <mml:mrow>
          <mml:mi>n</mml:mi>
        </mml:mrow>
        <mml:mrow>
          <mml:mn>4</mml:mn>
        </mml:mrow>
      </mml:msup>
    </mml:mrow>
  </mml:mrow>
</mml:math>
</file>

<file path=Object 6/content.xml><?xml version="1.0" encoding="utf-8"?>
<mml:math xmlns:mml="http://www.w3.org/1998/Math/MathML" xmlns:m="http://schemas.openxmlformats.org/officeDocument/2006/math">
  <mml:mi>h</mml:mi>
  <mml:mo>=</mml:mo>
  <mml:mrow>
    <mml:mrow>
      <mml:mo>(</mml:mo>
      <mml:mi>b</mml:mi>
      <mml:mo>-</mml:mo>
      <mml:mi>a</mml:mi>
      <mml:mo>)</mml:mo>
    </mml:mrow>
    <mml:mo>/</mml:mo>
    <mml:mrow>
      <mml:mi>n</mml:mi>
    </mml:mrow>
  </mml:mrow>
</mml:math>
</file>

<file path=Object 7/content.xml><?xml version="1.0" encoding="utf-8"?>
<mml:math xmlns:mml="http://www.w3.org/1998/Math/MathML" xmlns:m="http://schemas.openxmlformats.org/officeDocument/2006/math">
  <mml:mo>-</mml:mo>
  <mml:msup>
    <mml:mrow>
      <mml:mi>h</mml:mi>
    </mml:mrow>
    <mml:mrow>
      <mml:mn>4</mml:mn>
    </mml:mrow>
  </mml:msup>
  <mml:mi>*</mml:mi>
  <mml:mo>(</mml:mo>
  <mml:mi>b</mml:mi>
  <mml:mo>-</mml:mo>
  <mml:mi>a</mml:mi>
  <mml:mo>)</mml:mo>
</mml:math>
</file>

<file path=Object 8/content.xml><?xml version="1.0" encoding="utf-8"?>
<mml:math xmlns:mml="http://www.w3.org/1998/Math/MathML" xmlns:m="http://schemas.openxmlformats.org/officeDocument/2006/math">
  <mml:mi>O</mml:mi>
  <mml:mo>(</mml:mo>
  <mml:msup>
    <mml:mrow>
      <mml:mi>h</mml:mi>
    </mml:mrow>
    <mml:mrow>
      <mml:mn>4</mml:mn>
    </mml:mrow>
  </mml:msup>
  <mml:mo>)</mml:mo>
</mml:math>
</file>